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31000001348511B47B1DFBAE0E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ffffff" draw:fill="none" draw:fill-color="#ffffff" fo:min-height="1.255cm"/>
      <style:paragraph-properties style:writing-mode="lr-tb"/>
    </style:style>
    <style:style style:name="gr3" style:family="graphic" style:parent-style-name="standard">
      <style:graphic-properties draw:stroke="none" svg:stroke-color="#ffffff" draw:fill="none" draw:fill-color="#ffffff" fo:min-height="0.629cm"/>
      <style:paragraph-properties style:writing-mode="lr-tb"/>
    </style:style>
    <style:style style:name="gr4" style:family="graphic" style:parent-style-name="standard">
      <style:graphic-properties draw:stroke="none" svg:stroke-color="#ffffff" draw:fill="none" draw:fill-color="#ffffff" fo:min-height="0.62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19.217cm" svg:x="1cm" svg:y="5.241cm">
          <draw:image xlink:href="Pictures/100000000000131000001348511B47B1DFBAE0E9.png" xlink:type="simple" xlink:show="embed" xlink:actuate="onLoad" draw:mime-type="image/png">
            <text:p/>
          </draw:image>
        </draw:frame>
        <draw:frame draw:style-name="gr2" draw:text-style-name="P2" draw:layer="layout" svg:width="3.639cm" svg:height="1.505cm" draw:transform="rotate (1.58510802666125) translate (1.114cm 13.498cm)">
          <draw:text-box>
            <text:p><text:span text:style-name="T1">Herkogamy</text:span></text:p>
          </draw:text-box>
        </draw:frame>
        <draw:frame draw:style-name="gr3" draw:text-style-name="P2" draw:layer="layout" svg:width="3.355cm" svg:height="0.879cm" draw:transform="rotate (1.58510802666125) translate (1.121cm 17.45cm)">
          <draw:text-box>
            <text:p><text:span text:style-name="T1">Pore size</text:span></text:p>
          </draw:text-box>
        </draw:frame>
        <draw:frame draw:style-name="gr3" draw:text-style-name="P2" draw:layer="layout" svg:width="3.355cm" svg:height="0.879cm" draw:transform="rotate (1.58510802666125) translate (1.121cm 8.867cm)">
          <draw:text-box>
            <text:p><text:span text:style-name="T1">Flower size</text:span></text:p>
          </draw:text-box>
        </draw:frame>
        <draw:frame draw:style-name="gr4" draw:text-style-name="P2" draw:layer="layout" svg:width="3.608cm" svg:height="0.878cm" draw:transform="rotate (1.58510802666125) translate (1.152cm 22.55cm)">
          <draw:text-box>
            <text:p><text:span text:style-name="T1">Stigma siz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22T16:03:13.517000000</dc:date>
    <meta:editing-duration>PT9M37S</meta:editing-duration>
    <meta:editing-cycles>1</meta:editing-cycles>
    <meta:document-statistic meta:object-count="5"/>
    <meta:generator>LibreOffice/7.4.1.2$Windows_X86_64 LibreOffice_project/3c58a8f3a960df8bc8fd77b461821e42c061c5f0</meta:generator>
  </office:meta>
</office:document-meta>
</file>